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7.642cm" table:align="margins"/>
    </style:style>
    <style:style style:name="Table1.A" style:family="table-column">
      <style:table-column-properties style:column-width="9.215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line-height="115%" fo:text-align="center" style:justify-single-word="false"/>
    </style:style>
    <style:style style:name="P9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fo:font-style="italic" style:font-size-asian="12pt" style:font-size-complex="12pt"/>
    </style:style>
    <style:style style:name="T2" style:family="text">
      <style:text-properties style:font-name="Arial" fo:font-size="12pt" fo:language="en" fo:country="US" style:font-size-asian="12pt" style:font-size-complex="12pt"/>
    </style:style>
    <style:style style:name="T3" style:family="text">
      <style:text-properties style:font-name="Arial" fo:font-size="8pt" fo:language="en" fo:country="US" style:font-size-asian="8pt" style:font-size-complex="8pt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style:font-name="Arial" fo:font-size="18pt" fo:language="en" fo:country="US" fo:font-weight="bold" style:font-size-asian="18pt" style:font-size-complex="18pt"/>
    </style:style>
    <style:style style:name="T6" style:family="text">
      <style:text-properties fo:font-style="italic"/>
    </style:style>
    <style:style style:name="T7" style:family="text">
      <style:text-properties officeooo:rsid="000edf2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7">eP</text:span>rosima<text:line-break/>Ronda del Poniente 2, 1ºG<text:line-break/>28760 Tres Cantos (Madrid)</text:p>
          </table:table-cell>
          <table:table-cell table:style-name="Table1.A1" office:value-type="string">
            <text:p text:style-name="P9"><draw:frame draw:style-name="fr1" draw:name="graphics1" text:anchor-type="as-char" svg:width="6.35cm" svg:height="1.64cm" draw:z-index="0"><draw:image xlink:href="../doc/html/eProsimaLogo.png" xlink:type="simple" xlink:show="embed" xlink:actuate="onLoad"/></draw:frame></text:p>
            <text:p text:style-name="P8"><text:span text:style-name="T5">eProsima Fast Buffers v</text:span><text:span text:style-name="T5"><text:text-input text:description="VERSION">0.0.0</text:text-input></text:span></text:p>
          </table:table-cell>
          <table:table-cell table:style-name="Table1.A1" office:value-type="string">
            <text:p text:style-name="P2"><text:span text:style-name="T3">Email: </text:span><text:a xlink:type="simple" xlink:href="mailto:support@eprosima.com"><text:span text:style-name="T3">support@eprosima.com</text:span></text:a><text:span text:style-name="T3"><text:line-break/></text:span><text:span text:style-name="T4">Phone: +34 91 804 34 48<text:line-break/></text:span><text:a xlink:type="simple" xlink:href="http://www.eprosima.com/"><text:span text:style-name="T3">www.eprosima.com</text:span></text:a></text:p>
          </table:table-cell>
        </table:table-row>
      </table:table>
      <text:p text:style-name="P3"/>
      <text:p text:style-name="P4"><text:span text:style-name="T2">To install </text:span><text:span text:style-name="T1">eProsima Fast Buffers</text:span><text:span text:style-name="T2"> read the </text:span><text:a xlink:type="simple" xlink:href="../doc/pdf/Installation%20Manual.pdf"><text:span text:style-name="T2">Installation Manual</text:span></text:a><text:span text:style-name="T2">. This document explains the installation process for several platforms and it guides you to have ready this product in your system.</text:span></text:p>
      <text:p text:style-name="P4"><text:span text:style-name="T2">To start using </text:span><text:span text:style-name="T1">eProsima Fast Buffers</text:span><text:span text:style-name="T2"> begin by reading the </text:span><text:a xlink:type="simple" xlink:href="../doc/pdf/User%20Manual.pdf"><text:span text:style-name="T2">User Manual</text:span></text:a><text:span text:style-name="T2">. This document covers the basic and advance concepts of this product and it introduces you in its usage.</text:span></text:p>
      <text:p text:style-name="P4"><text:span text:style-name="T1">eProsima Fast Buffers</text:span><text:span text:style-name="T2"> C++11 API can be consulted in the </text:span><text:a xlink:type="simple" xlink:href="../doc/pdf/API%20C++%20Manual.pdf"><text:span text:style-name="T2">C++11 API documentation</text:span></text:a><text:span text:style-name="T2">.</text:span></text:p>
      <text:p text:style-name="P7"/>
      <text:p text:style-name="P6">Copyright © 2012 eProsima. All rights reserved.</text:p>
      <text:p text:style-name="P5">This copy of <text:span text:style-name="T6">eProsima Fast Buffers</text:span> is licensed to you under the terms described in the FAST_BUFFERS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09-26T15:44:57.225009154</dc:date>
    <meta:editing-duration>PT29M29S</meta:editing-duration>
    <meta:editing-cycles>32</meta:editing-cycles>
    <meta:generator>LibreOffice/4.1.2.2$Linux_X86_64 LibreOffice_project/410$Build-2</meta:generator>
    <meta:document-statistic meta:table-count="1" meta:image-count="1" meta:object-count="0" meta:page-count="1" meta:paragraph-count="9" meta:word-count="125" meta:character-count="794" meta:non-whitespace-character-count="677"/>
  </office:meta>
</office:document-meta>
</file>